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24-01-16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23-01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22-01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21-02-0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20-01-13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9-01-14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7-01-03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6-09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6-05-0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6-01-26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5-09-2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5-05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5-01-06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4-09-29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06</text:p>
          </table:table-cell>
          <table:table-cell office:value-type="string" calcext:value-type="string">
            <text:p>RUSH-297</text:p>
          </table:table-cell>
          <table:table-cell office:value-type="string" calcext:value-type="string">
            <text:p>2013-10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